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450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ce3"/>
        <table:table-column table:style-name="co2" table:number-columns-repeated="4" table:default-cell-style-name="ce3"/>
        <table:table-column table:style-name="co6" table:default-cell-style-name="ce3"/>
        <table:table-column table:style-name="co2" table:number-columns-repeated="1018" table:default-cell-style-name="ce3"/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51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6375</text:p>
          </table:table-cell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5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31T15:51:11.74</dc:date>
    <dc:creator>W. Pahl</dc:creator>
    <meta:editing-duration>PT3H24M4S</meta:editing-duration>
    <meta:editing-cycles>17</meta:editing-cycles>
    <meta:generator>OpenOffice/4.1.15$Win32 OpenOffice.org_project/4115m2$Build-9813</meta:generator>
    <meta:document-statistic meta:table-count="2" meta:cell-count="668" meta:object-count="0"/>
  </office:meta>
</office:document-meta>
</file>